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style:font-name="Roboto" fo:font-size="16pt" fo:font-weight="bold" officeooo:rsid="000348a3" officeooo:paragraph-rsid="000348a3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Roboto" officeooo:rsid="000348a3" officeooo:paragraph-rsid="000348a3"/>
    </style:style>
    <style:style style:name="P3" style:family="paragraph" style:parent-style-name="Standard" style:list-style-name="L1">
      <style:text-properties style:font-name="Roboto" fo:font-size="14pt" fo:font-style="italic" officeooo:rsid="00050765" officeooo:paragraph-rsid="00050765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Roboto" officeooo:rsid="00050765" officeooo:paragraph-rsid="00050765"/>
    </style:style>
    <style:style style:name="P5" style:family="paragraph" style:parent-style-name="Standard">
      <style:text-properties style:font-name="Roboto" officeooo:rsid="00057ff1" officeooo:paragraph-rsid="00057ff1"/>
    </style:style>
    <style:style style:name="P6" style:family="paragraph" style:parent-style-name="Standard" style:list-style-name="L1">
      <style:text-properties style:font-name="Roboto" fo:font-size="14pt" fo:font-style="italic" officeooo:rsid="0006cae8" officeooo:paragraph-rsid="0006cae8" style:font-size-asian="14pt" style:font-style-asian="italic" style:font-size-complex="14pt" style:font-style-complex="italic"/>
    </style:style>
    <style:style style:name="P7" style:family="paragraph" style:parent-style-name="Standard">
      <style:text-properties officeooo:paragraph-rsid="0006cae8"/>
    </style:style>
    <style:style style:name="P8" style:family="paragraph" style:parent-style-name="Standard" style:list-style-name="L1">
      <style:text-properties style:font-name="Roboto" officeooo:rsid="00050765" officeooo:paragraph-rsid="00050765"/>
    </style:style>
    <style:style style:name="T1" style:family="text">
      <style:text-properties style:font-name="Roboto" officeooo:rsid="0006cae8"/>
    </style:style>
    <style:style style:name="T2" style:family="text">
      <style:text-properties style:font-name="Robot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ios del diseño interactivo</text:p>
      <text:p text:style-name="P2"/>
      <text:p text:style-name="P2">El diseño interactivo permite la correcta interacción de los usuarios con un sitio web. Existen una serie de principios del diseño interactivo:</text:p>
      <text:p text:style-name="P2"/>
      <text:list text:style-name="L1">
        <text:list-item>
          <text:p text:style-name="P3">Consistencia</text:p>
        </text:list-item>
      </text:list>
      <text:p text:style-name="P4"/>
      <text:p text:style-name="P4">Es importante que todos los elementos de la interfaz tengan la misma apariencia y proporciones. Es decir, que se presenten de la misma forma. Un diseño consistente va a permitir una navegación mas sencilla para el usuario de un sitio web.</text:p>
      <text:p text:style-name="P4"/>
      <text:list text:continue-numbering="true" text:style-name="L1">
        <text:list-item>
          <text:p text:style-name="P3">Aprendizaje</text:p>
        </text:list-item>
      </text:list>
      <text:p text:style-name="P4"/>
      <text:p text:style-name="P5">El usuario que entre por primera vez a una web va a vivir un proceso de aprendizaje del funcionamiento de ésta. El diseño que tenga la web va a influir en que ese aprendizaje sea mas o menos fácil.</text:p>
      <text:p text:style-name="P4"/>
      <text:list text:continue-numbering="true" text:style-name="L1">
        <text:list-item>
          <text:p text:style-name="P6">Accesibilidad</text:p>
        </text:list-item>
      </text:list>
      <text:p text:style-name="P4"/>
      <text:p text:style-name="P7"><text:span text:style-name="T1">La </text:span><text:span text:style-name="T2">capacidad de una interfaz para ser utilizada por personas con diferentes habilidades, condiciones físicas o cognitivas. </text:span><text:span text:style-name="T1">Ésto implica crear experiencias digitales inclusivas, donde todos los usuarios puedan navegar, interactuar y comprender el contenido sin barreras.</text:span></text:p>
      <text:p text:style-name="P4"/>
      <text:list text:continue-numbering="true" text:style-name="L1">
        <text:list-item>
          <text:p text:style-name="P8">Previsión</text:p>
        </text:list-item>
      </text:list>
      <text:p text:style-name="P4"/>
      <text:p text:style-name="P4">Implica anticipar cómo y dónde se producirán las interacciones en la interfaz, ofreciendo ayudas visuales y contextuales que guíen al usuario y mejoren su comprensión y navegación. </text:p>
      <text:p text:style-name="P4"/>
      <text:list text:continue-numbering="true" text:style-name="L1">
        <text:list-item>
          <text:p text:style-name="P8">Retroalimentación</text:p>
        </text:list-item>
      </text:list>
      <text:p text:style-name="P4"/>
      <text:p text:style-name="P5">Proporcionar información al usuario acerca de sus propias interacciones, lo cual facilita la experiencia. Ojo, ya que puede provocar una interferencia negativa si se lleva a cabo con mucha frecuenc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2:28:51.847228200</meta:creation-date>
    <dc:date>2025-09-23T12:59:37.180313800</dc:date>
    <meta:editing-duration>PT8M38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2" meta:word-count="209" meta:character-count="1333" meta:non-whitespace-character-count="1140"/>
  </office:meta>
</office:document-meta>
</file>